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173C89D22F91996B1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04a87" style:font-name="Liberation San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204a87"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ans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an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ff3333" style:font-name="Liberation Sans"/>
    </style:style>
    <style:style style:name="P8" style:family="paragraph" style:parent-style-name="Standard">
      <style:paragraph-properties fo:text-align="justify" style:justify-single-word="false"/>
      <style:text-properties style:font-name="Liberation Sans"/>
    </style:style>
    <style:style style:name="P9" style:family="paragraph" style:parent-style-name="Table_20_Contents">
      <style:text-properties fo:color="#000000" style:font-name="Liberation Sans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style:font-name="Liberation Sans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1693d8" officeooo:paragraph-rsid="001693d8"/>
    </style:style>
    <style:style style:name="P15" style:family="paragraph" style:parent-style-name="Standard" style:list-style-name="L2">
      <style:paragraph-properties fo:text-align="justify" style:justify-single-word="false"/>
    </style:style>
    <style:style style:name="P16" style:family="paragraph" style:parent-style-name="Standard" style:master-page-name="MP0">
      <style:paragraph-properties fo:text-align="justify" style:justify-single-word="false" style:page-number="auto" fo:break-before="page"/>
      <style:text-properties fo:color="#16335d" style:font-name="Liberation Sans" fo:font-size="18pt" fo:font-weight="bold" style:font-size-asian="18pt" style:font-weight-asian="bold" style:font-size-complex="18pt" style:font-weight-complex="bold"/>
    </style:style>
    <style:style style:name="P17" style:family="paragraph" style:parent-style-name="Heading_20_1">
      <style:paragraph-properties fo:text-align="justify" style:justify-single-word="false"/>
      <style:text-properties fo:color="#4e9a06" fo:font-size="16pt" style:font-size-asian="16pt" style:font-size-complex="16pt"/>
    </style:style>
    <style:style style:name="T1" style:family="text">
      <style:text-properties fo:color="#000000" style:font-name="Liberation Sans"/>
    </style:style>
    <style:style style:name="T2" style:family="text">
      <style:text-properties fo:color="#000000" style:font-name="Liberation Sans" style:font-size-complex="10pt"/>
    </style:style>
    <style:style style:name="T3" style:family="text">
      <style:text-properties fo:color="#000000" style:font-name="Liberation Sans" fo:background-color="#ffffff" loext:char-shading-value="0" style:font-size-complex="10pt"/>
    </style:style>
    <style:style style:name="T4" style:family="text">
      <style:text-properties fo:color="#000000" style:font-name="Liberation Sans" officeooo:rsid="0015d6a8"/>
    </style:style>
    <style:style style:name="T5" style:family="text">
      <style:text-properties officeooo:rsid="0015d6a8"/>
    </style:style>
    <style:style style:name="T6" style:family="text">
      <style:text-properties officeooo:rsid="0017867a"/>
    </style:style>
    <style:style style:name="T7" style:family="text">
      <style:text-properties officeooo:rsid="0017f24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2"><text:tab/><text:span text:style-name="T5">Wiederherstellung des Zustandes</text:span></text:p>
      <text:p text:style-name="P3"/>
      <text:p text:style-name="P4"><text:bookmark-start text:name="__RefHeading___Toc730_77933981"/><text:bookmark-end text:name="__RefHeading___Toc730_77933981"/></text:p>
      <text:p text:style-name="P6"><text:span text:style-name="Absatz-Standardschriftart"><text:span text:style-name="T1">Als Anwender möchte ich, </text:span></text:span><text:span text:style-name="Absatz-Standardschriftart"><text:span text:style-name="T4">falls das System unerwartet Beendet wurde, das System</text:span></text:span><text:span text:style-name="Absatz-Standardschriftart"><text:span text:style-name="T1"> starten und nach dem Start auswählen, ob der alte Systemzustand <text:s/>wiederhergestellt werden soll. Bei einer Ablehnung der Wiederherstellung soll d</text:span></text:span><text:span text:style-name="Absatz-Standardschriftart"><text:span text:style-name="T4">ie</text:span></text:span><text:span text:style-name="Absatz-Standardschriftart"><text:span text:style-name="T1"> Standard</text:span></text:span><text:span text:style-name="Absatz-Standardschriftart"><text:span text:style-name="T4">konfiguration</text:span></text:span><text:span text:style-name="Absatz-Standardschriftart"><text:span text:style-name="T1"> </text:span></text:span><text:span text:style-name="Absatz-Standardschriftart"><text:span text:style-name="T4">geladen</text:span></text:span><text:span text:style-name="Absatz-Standardschriftart"><text:span text:style-name="T1"> werden.</text:span></text:span></text:p>
      <text:p text:style-name="P7"/>
      <text:h text:style-name="P17" text:outline-level="1"><text:bookmark-start text:name="__RefHeading___Toc732_77933981"/>Akzeptanzkriterien<text:bookmark-end text:name="__RefHeading___Toc732_77933981"/></text:h>
      <text:p text:style-name="P5"/>
      <text:list xml:id="list2279906417" text:style-name="L1">
        <text:list-item>
          <text:p text:style-name="P13">Starten über doppelklick der System Verknüpfung auf dem Desktop</text:p>
        </text:list-item>
        <text:list-item>
          <text:p text:style-name="P13">Abfragedialog mit JA/Nein von Systemwiederherstellung</text:p>
          <text:list>
            <text:list-item>
              <text:p text:style-name="P14">Wird <text:span text:style-name="Absatz-Standardschriftart">der Abfragedialog mit „JA“ beendet, dann lädt das System de</text:span><text:span text:style-name="Absatz-Standardschriftart"><text:span text:style-name="T5">n</text:span></text:span><text:span text:style-name="Absatz-Standardschriftart"> vorherigen Zustand (siehe US Wiederehestellung)</text:span></text:p>
            </text:list-item>
            <text:list-item>
              <text:p text:style-name="P14"><text:span text:style-name="Absatz-Standardschriftart">Wird der Abfragedialog mit „NEIN“ beendet, dann lädt das System d</text:span><text:span text:style-name="Absatz-Standardschriftart"><text:span text:style-name="T5">ie</text:span></text:span><text:span text:style-name="Absatz-Standardschriftart"> Standard</text:span><text:span text:style-name="Absatz-Standardschriftart"><text:span text:style-name="T5">konfiguration</text:span></text:span><text:span text:style-name="Absatz-Standardschriftart"> (siehe Zustände)</text:span></text:p>
            </text:list-item>
          </text:list>
        </text:list-item>
        <text:list-item>
          <text:p text:style-name="P14"><text:span text:style-name="Absatz-Standardschriftart">Somit ist die </text:span><text:span text:style-name="Absatz-Standardschriftart"><text:span text:style-name="T7">Wiederherstellung</text:span></text:span><text:span text:style-name="Absatz-Standardschriftart"> des Zustandes erfolgreich abgeschlossen.</text:span></text:p>
        </text:list-item>
      </text:list>
      <text:list xml:id="list1803184931" text:style-name="L2">
        <text:list-header>
          <text:p text:style-name="P15"><text:span text:style-name="Absatz-Standardschriftart"><text:span text:style-name="T1"/></text:span></text:p>
        </text:list-header>
      </text:list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Liberation Sans" fo:font-family="'Liberation Sans'" style:font-family-generic="swiss" style:font-pitch="variable" fo:font-size="10.5pt" style:font-name-asian="Liberation Sans" style:font-family-asian="'Liberation Sans'" style:font-family-generic-asian="swiss" style:font-pitch-asian="variable" style:font-size-asian="10.5pt" style:font-name-complex="Liberation Sans" style:font-family-complex="'Liberation San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name-complex="FreeSans" style:font-family-complex="FreeSans" style:font-family-generic-complex="system" style:font-pitch-complex="variable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15.004cm" fo:margin-left="0.011cm" table:align="left"/>
    </style:style>
    <style:style style:name="Tabelle1.A" style:family="table-column">
      <style:table-column-properties style:column-width="8.493cm"/>
    </style:style>
    <style:style style:name="Tabelle1.B" style:family="table-column">
      <style:table-column-properties style:column-width="6.511cm"/>
    </style:style>
    <style:style style:name="Tabelle1.A1" style:family="table-cell">
      <style:table-cell-properties fo:background-color="#fffff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le1.B1" style:family="table-cell">
      <style:table-cell-properties fo:background-color="#ffffff" fo:padding="0.097cm" fo:border="1pt solid #000000" style:writing-mode="lr-tb">
        <style:background-image/>
      </style:table-cell-properties>
    </style:style>
    <style:style style:name="Tabelle1.A2" style:family="table-cell">
      <style:table-cell-properties fo:background-color="#fffff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elle1.B2" style:family="table-cell">
      <style:table-cell-properties fo:background-color="#fffff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e2" style:family="table">
      <style:table-properties style:width="15.002cm" fo:margin-left="0cm" table:align="left"/>
    </style:style>
    <style:style style:name="Tabelle2.A" style:family="table-column">
      <style:table-column-properties style:column-width="9.493cm"/>
    </style:style>
    <style:style style:name="Tabelle2.B" style:family="table-column">
      <style:table-column-properties style:column-width="5.509cm"/>
    </style:style>
    <style:style style:name="Tabelle2.A1" style:family="table-cell">
      <style:table-cell-properties fo:padding="0.097cm" fo:border="none" style:writing-mode="lr-tb"/>
    </style:style>
    <style:style style:name="M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MP2" style:family="paragraph" style:parent-style-name="Table_20_Contents">
      <style:text-properties fo:color="#000000" style:font-name="Liberation Sans" style:font-size-complex="10pt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Liberation Sans" style:font-size-complex="10pt"/>
    </style:style>
    <style:style style:name="MT2" style:family="text">
      <style:text-properties fo:color="#000000" style:font-name="Liberation Sans" fo:background-color="#ffffff" loext:char-shading-value="0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02cm" fo:margin-right="2.97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01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1"/>
        <text:p text:style-name="Standard"/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2">Simulation FDZ</text:p>
            </table:table-cell>
            <table:table-cell table:style-name="Tabelle1.B1" office:value-type="string">
              <text:p text:style-name="MP3"><draw:frame draw:style-name="Mfr1" draw:name="Bild1" text:anchor-type="paragraph" svg:x="2.619cm" svg:y="-2.286cm" svg:width="3.817cm" style:rel-width="scale" svg:height="1.771cm" style:rel-height="scale" draw:z-index="0"><draw:image xlink:href="Pictures/100002010000032000000173C89D22F91996B129.png" xlink:type="simple" xlink:show="embed" xlink:actuate="onLoad" loext:mime-type="image/png"/></draw:frame><text:span text:style-name="Absatz-Standardschriftart"><text:span text:style-name="MT1">Praktikum Software Entwicklung</text:span></text:span></text:p>
            </table:table-cell>
          </table:table-row>
          <table:table-row>
            <table:table-cell table:style-name="Tabelle1.A2" office:value-type="string">
              <text:p text:style-name="MP2">User Story</text:p>
            </table:table-cell>
            <table:table-cell table:style-name="Tabelle1.B2" office:value-type="string">
              <text:p text:style-name="MP4">17.04.2018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Dzianis Brysiuk, Andreas Glaser</text:p>
            </table:table-cell>
            <table:table-cell table:style-name="Tabelle2.A1" office:value-type="string">
              <text:p text:style-name="MP3"><text:span text:style-name="Absatz-Standardschriftart"><text:span text:style-name="MT2"><text:page-number text:select-page="current">1</text:page-number></text:span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creation-date>2018-03-26T12:11:00Z</meta:creation-date>
    <dc:date>2018-07-04T22:59:22.191896746</dc:date>
    <meta:editing-cycles>30</meta:editing-cycles>
    <meta:editing-duration>PT19M44S</meta:editing-duration>
    <dc:creator>Noah Lehmann</dc:creator>
    <meta:document-statistic meta:table-count="2" meta:image-count="1" meta:object-count="0" meta:page-count="1" meta:paragraph-count="14" meta:word-count="109" meta:character-count="826" meta:non-whitespace-character-count="734"/>
    <meta:template xlink:type="simple" xlink:actuate="onRequest" xlink:title="" xlink:href="Normal"/>
  </office:meta>
</office:document-meta>
</file>